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office:annotation><dc:creator>&lt;анонимный&gt;</dc:creator><dc:date>2017-11-30T14:03:58</dc:date><text:p text:style-name="P1"><text:span text:style-name="T1">Comment between two texts with different styles</text:span></text:p></office:annotation>ctetuer adipiscing elit. Aenean commodo ligula eget dolor. Aenean massa. Cum sociis natoque<office:annotation><dc:creator>&lt;анонимный&gt;</dc:creator><dc:date>2017-11-30T14:02:28</dc:date><text:p text:style-name="P1"><text:span text:style-name="T1">No text comment in styled text</text:span></text:p></office:annotation> penatibus et magnis dis parturient montes, nascetur ridiculus mus. Donec<office:annotation><dc:creator>&lt;анонимный&gt;</dc:creator><dc:date>2017-11-30T14:11:08</dc:date><text:p text:style-name="P1"><text:span text:style-name="T1">No text comment after styled text</text:span></text:p></office:annotation> quam felis, ultricies nec, pellentesque eu, pretium quis, sem. <office:annotation><dc:creator>&lt;анонимный&gt;</dc:creator><dc:date>2017-11-30T14:10:43</dc:date><text:p text:style-name="P1"><text:span text:style-name="T1">No text comment before styled text</text:span></text:p></office:annotation>Nulla consequat massa quis enim. Donec pede justo, fringilla<office:annotation><dc:creator>&lt;анонимный&gt;</dc:creator><dc:date>2017-11-30T14:03:09</dc:date><text:p text:style-name="P1"><text:span text:style-name="T1">No text comment inside hyperlink text</text:span></text:p></office:annotation> vel, aliquet nec, vulputate eget, arcu. In enim justo, rhoncus ut, imperdiet a, venenatis vitae, justo.</text:p>
      <text:p text:style-name="Text_20_body">Nullam <office:annotation office:name="__Annotation__33_2129420897"><dc:creator>&lt;анонимный&gt;</dc:creator><dc:date>2017-11-30T14:05:15</dc:date><text:p text:style-name="P1"><text:span text:style-name="T1">Comment on text, with lot of styles inside</text:span></text:p></office:annotation>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office:annotation-end office:name="__Annotation__33_2129420897"/> ultricies nisi.</text:p>
      <text:p text:style-name="Text_20_body">Nam eget dui. <office:annotation office:name="__Annotation__34_2129420897"><dc:creator>&lt;анонимный&gt;</dc:creator><dc:date>2017-11-30T14:06:48</dc:date><text:p text:style-name="P1"><text:span text:style-name="T1">Comment on text, with styles and some words deleted or changed</text:span></text:p></office:annotation>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office:annotation-end office:name="__Annotation__34_2129420897"/> Duis leo. Sed fringilla mauris sit amet nibh.</text:p>
      <text:p text:style-name="Text_20_body">Donec <office:annotation office:name="__Annotation__35_2129420897"><dc:creator>&lt;анонимный&gt;</dc:creator><dc:date>2017-11-30T14:08:34</dc:date><text:p text:style-name="P1"><text:span text:style-name="T1">Cross comment with styles 1</text:span></text:p></office:annotation>sodales sagittis magna. Sed consequat, leo eget bibendum sodales, augue velit cursus nunc, quis gravida magna mi a libero. Fusce vulputate eleifend sapien. Vestibulum purus quam, scelerisque ut, <office:annotation office:name="__Annotation__36_2129420897"><dc:creator>&lt;анонимный&gt;</dc:creator><dc:date>2017-11-30T14:08:50</dc:date><text:p text:style-name="P1"><text:span text:style-name="T1">Cross comment with styles 2</text:span></text:p></office:annotation>mollis sed, nonummy id, metus.<office:annotation-end office:name="__Annotation__35_2129420897"/> Nullam accumsan lorem in dui. Cras ultricies mi eu turpis hendrerit fringilla. Vestibulum ante ipsum primis in faucibus orci luctus et ultrices posuere cubilia Curae; <office:annotation office:name="__Annotation__37_2129420897"><dc:creator>&lt;анонимный&gt;</dc:creator><dc:date>2017-11-30T14:09:04</dc:date><text:p text:style-name="P1"><text:span text:style-name="T1">Cross comment with styles 3</text:span></text:p></office:annotation>In ac dui quis mi consectetuer lacinia.<office:annotation-end office:name="__Annotation__36_2129420897"/> Nam pretium turpis et arcu. Duis arcu tortor, suscipit eget, imperdiet nec, imperdiet iaculis, ipsum. Sed aliquam ultrices mauris. Integer ante arcu, accumsan a, consectetuer eget, posuere ut, mauris.<office:annotation-end office:name="__Annotation__37_2129420897"/> Praesent adipiscing. Phasellus ullamcorper ipsum rutrum nunc. Nunc nonummy metus. Vestibulum volutpat pretium libero. Cras id dui. Aenean u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8</meta:editing-cycles>
    <meta:generator>LibreOffice/5.1.1.3$Windows_X86_64 LibreOffice_project/89f508ef3ecebd2cfb8e1def0f0ba9a803b88a6d</meta:generator>
    <dc:date>2017-11-30T14:11:21.144000000</dc:date>
    <meta:document-statistic meta:table-count="0" meta:image-count="0" meta:object-count="0" meta:page-count="1" meta:paragraph-count="4" meta:word-count="300" meta:character-count="2049" meta:non-whitespace-character-count="1753"/>
    <meta:user-defined meta:name="Info 1"/>
    <meta:user-defined meta:name="Info 2"/>
    <meta:user-defined meta:name="Info 3"/>
    <meta:user-defined meta:name="Info 4"/>
  </office:meta>
</office:document-meta>
</file>